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Heading_20_3">
      <style:paragraph-properties fo:margin-top="0.1665in" fo:margin-bottom="0.0835in" fo:keep-with-next="always"/>
    </style:style>
    <style:style style:name="P1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7" style:family="paragraph" style:parent-style-name="Heading_20_3">
      <style:paragraph-properties fo:margin-top="0.1665in" fo:margin-bottom="0.0835in" fo:keep-with-next="alway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Heading_20_2">
      <style:paragraph-properties fo:margin-top="0.1665in" fo:margin-bottom="0.0835in" fo:keep-with-next="alway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5.0 Draft</text:p>
      <text:p text:style-name="Subtitle">3<text:span text:style-name="T10">rd</text:span> Decem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Introduction to Byteman<text:tab/>5</text:p>
          <text:p text:style-name="P21">Running an Application with the Byteman Agent<text:tab/>5</text:p>
          <text:p text:style-name="P21">Event Condition Action Rules<text:tab/>6</text:p>
          <text:p text:style-name="P21">Rule Bindings and Parameterization<text:tab/>6</text:p>
          <text:p text:style-name="P21">Built-in Conditions and Actions<text:tab/>7</text:p>
          <text:p text:style-name="P21">Extending or Replacing the Byteman Language Built-ins<text:tab/>8</text:p>
          <text:p text:style-name="P21">Agent Transformation<text:tab/>8</text:p>
          <text:p text:style-name="P21">Agent Retransformation<text:tab/>9</text:p>
          <text:p text:style-name="P21">ECA Rule Engine<text:tab/>10</text:p>
          <text:p text:style-name="P20">The Byteman Rule Language<text:tab/>12</text:p>
          <text:p text:style-name="P21">Rule Events<text:tab/>12</text:p>
          <text:p text:style-name="P18">Class Rules vs Interface Rules<text:tab/>13</text:p>
          <text:p text:style-name="P18">Overriding <text:s/>Rules<text:tab/>13</text:p>
          <text:p text:style-name="P18">Overriding Interface Rules<text:tab/>15</text:p>
          <text:p text:style-name="P18">Location Specifiers<text:tab/>15</text:p>
          <text:p text:style-name="P21">Rule Bindings<text:tab/>19</text:p>
          <text:p text:style-name="P21">Rule Expressions<text:tab/>19</text:p>
          <text:p text:style-name="P21">Rule Conditions<text:tab/>21</text:p>
          <text:p text:style-name="P21">Rule Actions<text:tab/>22</text:p>
          <text:p text:style-name="P21">Built-In Calls<text:tab/>23</text:p>
          <text:p text:style-name="P21">User-Defined Rule Helpers<text:tab/>23</text:p>
          <text:p text:style-name="P21">The Rule Helper Lifecycle Methods<text:tab/>25</text:p>
          <text:p text:style-name="P20">Byteman Rule Language Standard Built-Ins<text:tab/>27</text:p>
          <text:p text:style-name="P21">Thread Coordination Operations<text:tab/>27</text:p>
          <text:p text:style-name="P18">Waiters<text:tab/>27</text:p>
          <text:p text:style-name="P18">Rendezvous<text:tab/>28</text:p>
          <text:p text:style-name="P18">Joiners<text:tab/>29</text:p>
          <text:p text:style-name="P18">Aborting Execution<text:tab/>29</text:p>
          <text:p text:style-name="P21">Rule State Management Operations<text:tab/>30</text:p>
          <text:p text:style-name="P18">CountDowns<text:tab/>30</text:p>
          <text:p text:style-name="P18">Flags<text:tab/>31</text:p>
          <text:p text:style-name="P18">Counters<text:tab/>31</text:p>
          <text:p text:style-name="P18">Timers<text:tab/>32</text:p>
          <text:p text:style-name="P18">Recursive Triggering<text:tab/>32</text:p>
          <text:p text:style-name="P21">Trace and Debug Operations<text:tab/>34</text:p>
          <text:p text:style-name="P18">Debugging<text:tab/>34</text:p>
          <text:p text:style-name="P18">Tracing<text:tab/>34</text:p>
          <text:p text:style-name="P21">Stack Management Operations<text:tab/>35</text:p>
          <text:p text:style-name="P18">Checking The Call Tree<text:tab/>35</text:p>
          <text:p text:style-name="P18">Tracing the Caller Stack<text:tab/>37</text:p>
          <text:p text:style-name="P18">Selective Stack Tracing Using a Regular Expression Filter<text:tab/>37</text:p>
          <text:p text:style-name="P18">Stack Range Tracing<text:tab/>39</text:p>
          <text:p text:style-name="P21">Default Helper Lifecycle Methods<text:tab/>41</text:p>
          <text:p text:style-name="P20">Using Byteman<text:tab/>43</text:p>
          <text:p text:style-name="P21">Downloading a binary release<text:tab/>43</text:p>
          <text:p text:style-name="P21">Obtaining the sources<text:tab/>43</text:p>
          <text:p text:style-name="P21">Building Byteman from the sources<text:tab/>43</text:p>
          <text:p text:style-name="P21"><text:soft-page-break/>Running Applications with Byteman<text:tab/>43</text:p>
          <text:p text:style-name="P21">Installing Byteman in a Running JVM using Script bminstall.sh<text:tab/>44</text:p>
          <text:p text:style-name="P21">Available -javaagent Options<text:tab/>45</text:p>
          <text:p text:style-name="P21">Running Byteman Using Script bmjava.sh<text:tab/>46</text:p>
          <text:p text:style-name="P21">Submitting Rules Dynamically Using Script bmsubmit.sh<text:tab/>46</text:p>
          <text:p text:style-name="P21">Checking Rules Offline Using Script bytemancheck.sh<text:tab/>48</text:p>
          <text:p text:style-name="P21">Environment Settings<text:tab/>48</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378226736"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1230802194" text:style-name="L1">
        <text:list-item>
          <text:p text:style-name="P22">tracing execution of specific code paths and displaying application or JVM state</text:p>
        </text:list-item>
        <text:list-item>
          <text:p text:style-name="P22">subverting normal execution by changing state, making unscheduled method calls or forcing an unexpected return or throw</text:p>
        </text:list-item>
        <text:list-item>
          <text:p text:style-name="P22">orchestrating the timing of activities performed by independent application threads</text:p>
        </text:list-item>
        <text:list-item>
          <text:p text:style-name="P22">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2097073234" text:continue-list="list1378226736" text:style-name="Outline">
        <text:list-item>
          <text:list>
            <text:list-header>
              <text:h text:style-name="P19"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70004590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489340162" text:style-name="L2">
        <text:list-item>
          <text:p text:style-name="P23"><text:span text:style-name="T1">where</text:span> during application execution a side-effect should occur</text:p>
        </text:list-item>
        <text:list-item>
          <text:p text:style-name="P23"><text:span text:style-name="T1">whether</text:span> the side-effect should happen or not</text:p>
        </text:list-item>
        <text:list-item>
          <text:p text:style-name="P23"><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265508305" text:continue-list="list170004590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212181986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69442351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388850158"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243230520" text:style-name="L3">
        <text:list-item>
          <text:p text:style-name="P24">the <text:span text:style-name="T1">trigger method</text:span>, i.e. the method which contains the trigger point</text:p>
        </text:list-item>
        <text:list-item>
          <text:p text:style-name="P24">the rule which has been matched</text:p>
        </text:list-item>
        <text:list-item>
          <text:p text:style-name="P24">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782236389" text:continue-list="list1388850158" text:style-name="Outline">
        <text:list-item>
          <text:list>
            <text:list-header>
              <text:h text:style-name="P19"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645719700" text:continue-numbering="true" text:style-name="Outline">
        <text:list-item>
          <text:list>
            <text:list-header>
              <text:h text:style-name="P1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086077819"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542399184"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204161095"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643595262"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96244140" text:continue-numbering="true" text:style-name="Outline">
        <text:list-item>
          <text:list>
            <text:list-item>
              <text:list>
                <text:list-header>
                  <text:h text:style-name="P17"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684916978" text:continue-numbering="true" text:style-name="Outline">
        <text:list-item>
          <text:list>
            <text:list-item>
              <text:list>
                <text:list-header>
                  <text:h text:style-name="P15"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327164904"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408063435"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756431734" text:style-name="L4">
        <text:list-item>
          <text:p text:style-name="P25">references to previously bound variables</text:p>
        </text:list-item>
        <text:list-item>
          <text:p text:style-name="P25">references to the trigger method recipient or parameters</text:p>
        </text:list-item>
        <text:list-item>
          <text:p text:style-name="P25">references to the local variables in scope at the trigger point</text:p>
        </text:list-item>
        <text:list-item>
          <text:p text:style-name="P25">references to trigger method special variables <text:span text:style-name="Code_20_Text">$!</text:span>, <text:span text:style-name="Code_20_Text">$^</text:span>, <text:span text:style-name="Code_20_Text">$#, </text:span>$* and $@</text:p>
        </text:list-item>
        <text:list-item>
          <text:p text:style-name="P25">static field references</text:p>
        </text:list-item>
        <text:list-item>
          <text:p text:style-name="P25">primitive literals</text:p>
        </text:list-item>
        <text:list-item>
          <text:p text:style-name="P25">field accesses</text:p>
        </text:list-item>
        <text:list-item>
          <text:p text:style-name="P25">static or instance method invocations</text:p>
        </text:list-item>
        <text:list-item>
          <text:p text:style-name="P25">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2149828909" text:style-name="L5">
        <text:list-item>
          <text:p text:style-name="P26">throw and return operations are only allowed as the last action in a sequence of rule actions (see below).</text:p>
        </text:list-item>
      </text:list>
      <text:list xml:id="list663308987" text:style-name="L6">
        <text:list-item>
          <text:p text:style-name="P27">Expressions should obey the normal rules regarding associativity and precedence.</text:p>
        </text:list-item>
        <text:list-item>
          <text:p text:style-name="P27">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7">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7">Special variables provide access to other trigger method data. There are currently 5 such special variables:</text:p>
          <text:list>
            <text:list-item>
              <text:p text:style-name="P27"><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7">$!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7"><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7"><text:span text:style-name="Code_20_Text">$#</text:span> has type <text:span text:style-name="Code_20_Text">int</text:span> and identifies the number of parameters supplied to the trigger method.</text:p>
            </text:list-item>
            <text:list-item>
              <text:p text:style-name="P27"><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7">$@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7">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7">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7">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610198091" text:continue-list="list1408063435"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104038832"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194945412"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484590092"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491880997"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622973551" text:style-name="L7">
        <text:list-item>
          <text:p text:style-name="P28">an activate event occurs when an install cause <text:span text:style-name="T1">R(H)</text:span> to transition from empty to non-empty</text:p>
        </text:list-item>
        <text:list-item>
          <text:p text:style-name="P28">an install event occurs when <text:span text:style-name="T1">r(H)</text:span> is installed in <text:span text:style-name="T1">R(H)</text:span></text:p>
        </text:list-item>
        <text:list-item>
          <text:p text:style-name="P28">an uninstall event occurs when <text:span text:style-name="T1">r(H)</text:span> is uninstalled from <text:span text:style-name="T1">R(H)</text:span></text:p>
        </text:list-item>
        <text:list-item>
          <text:p text:style-name="P28">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451133015" text:continue-list="list1491880997"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05696681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744970095" text:continue-numbering="true" text:style-name="Outline">
        <text:list-item>
          <text:list>
            <text:list-item>
              <text:list>
                <text:list-header>
                  <text:h text:style-name="P1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767868179" text:continue-numbering="true" text:style-name="Outline">
        <text:list-item>
          <text:list>
            <text:list-item>
              <text:list>
                <text:list-header>
                  <text:h text:style-name="P1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422040464"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6223705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2073636768" text:continue-numbering="true" text:style-name="Outline">
        <text:list-item>
          <text:list>
            <text:list-item>
              <text:list>
                <text:list-header>
                  <text:h text:style-name="P1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895024300" text:continue-numbering="true" text:style-name="Outline">
        <text:list-item>
          <text:list>
            <text:list-item>
              <text:list>
                <text:list-header>
                  <text:h text:style-name="P16"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477068260"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819893698" text:continue-numbering="true" text:style-name="Outline">
        <text:list-item>
          <text:list>
            <text:list-item>
              <text:list>
                <text:list-header>
                  <text:h text:style-name="P1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805920883"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99093751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899225352"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741564094" text:continue-numbering="true" text:style-name="Outline">
        <text:list-item>
          <text:list>
            <text:list-item>
              <text:list>
                <text:list-header>
                  <text:h text:style-name="P15"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646668023" text:continue-numbering="true" text:style-name="Outline">
        <text:list-item>
          <text:list>
            <text:list-item>
              <text:list>
                <text:list-header>
                  <text:h text:style-name="P16"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01898859" text:continue-numbering="true" text:style-name="Outline">
        <text:list-item>
          <text:list>
            <text:list-item>
              <text:list>
                <text:list-header>
                  <text:h text:style-name="P16"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33762383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106211072"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2149283675" text:continue-numbering="true" text:style-name="Outline">
        <text:list-item>
          <text:list>
            <text:list-header>
              <text:h text:style-name="P19"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841330014"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2419551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606702286"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text:soft-page-break/>with this jar in place the upload may fail.</text:p>
      <text:list xml:id="list1898881151" text:continue-numbering="true" text:style-name="Outline">
        <text:list-item>
          <text:list>
            <text:list-header>
              <text:h text:style-name="P19"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770419492" text:continue-numbering="true" text:style-name="Outline">
        <text:list-item>
          <text:list>
            <text:list-header>
              <text:h text:style-name="P19" text:outline-level="2" text:is-list-header="true"><text:soft-page-break/><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895174188" text:continue-numbering="true" text:style-name="Outline">
        <text:list-item>
          <text:list>
            <text:list-header>
              <text:h text:style-name="P19"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text:soft-page-break/>compiles.</text:p>
      <text:p text:style-name="Text_20_body">When run with a list of script files <text:span text:style-name="Code_20_Text">bmsubmit</text:span> uploads the scripts to the agent:</text:p>
      <text:list xml:id="list477666703" text:style-name="L8">
        <text:list-item>
          <text:p text:style-name="P29">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9">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9">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text:soft-page-break/>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120767935" text:continue-list="list1895174188"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94440933" text:continue-numbering="true" text:style-name="Outline">
        <text:list-item>
          <text:list>
            <text:list-header>
              <text:h text:style-name="P19"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text:soft-page-break/>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oft-page-break/><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prefix=" " style:num-suffix="."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2-03T18:59:18</dc:date>
    <meta:printed-by>Andrew Dinn</meta:printed-by>
    <meta:print-date>2008-09-26T17:21:42</meta:print-date>
    <meta:editing-cycles>178</meta:editing-cycles>
    <meta:editing-duration>PT68H56M05S</meta:editing-duration>
    <meta:document-statistic meta:table-count="0" meta:image-count="0" meta:object-count="0" meta:page-count="50" meta:paragraph-count="529" meta:word-count="19043" meta:character-count="123808"/>
    <meta:user-defined meta:name="Info 1"/>
    <meta:user-defined meta:name="Info 2"/>
    <meta:user-defined meta:name="Info 3"/>
    <meta:user-defined meta:name="Info 4"/>
  </office:meta>
</office:document-meta>
</file>